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ae4" officeooo:paragraph-rsid="0007e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se e um tes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1:35:04.935369812</meta:creation-date>
    <dc:date>2021-01-18T11:35:28.172269016</dc:date>
    <meta:editing-duration>PT23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6.4.6.2$Linux_X86_64 LibreOffice_project/40$Build-2</meta:generator>
  </office:meta>
</office:document-meta>
</file>